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in" fo:margin-right="-0.0618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4pt" style:text-underline-style="solid" style:text-underline-width="auto" style:text-underline-color="font-color" fo:font-weight="bold" officeooo:rsid="000131b8" officeooo:paragraph-rsid="000131b8" style:font-size-asian="14pt" style:font-weight-asian="bold" style:font-size-complex="14pt" style:font-weight-complex="bold"/>
    </style:style>
    <style:style style:name="P2" style:family="paragraph" style:parent-style-name="Text_20_body" style:master-page-name="">
      <loext:graphic-properties draw:fill="none"/>
      <style:paragraph-properties fo:margin-left="0in" fo:margin-right="-0.0618in" fo:margin-top="0in" fo:margin-bottom="0.0972in" style:contextual-spacing="false" fo:line-height="115%" fo:text-align="start" style:justify-single-word="false" fo:text-indent="0in" style:auto-text-indent="false" style:page-number="auto" fo:background-color="transparent"/>
      <style:text-properties fo:font-size="14pt" fo:language="uk" fo:country="UA" style:text-underline-style="solid" style:text-underline-width="auto" style:text-underline-color="font-color" fo:font-weight="bold" officeooo:rsid="000131b8" officeooo:paragraph-rsid="000131b8" style:font-size-asian="14pt" style:font-weight-asian="bold" style:font-size-complex="14pt" style:font-weight-complex="bold"/>
    </style:style>
    <style:style style:name="P3" style:family="paragraph" style:parent-style-name="Text_20_body">
      <loext:graphic-properties draw:fill="none"/>
      <style:paragraph-properties fo:margin-left="0in" fo:margin-right="-0.0618in" fo:margin-top="0in" fo:margin-bottom="0.0972in" style:contextual-spacing="false" fo:line-height="115%" fo:text-align="start" style:justify-single-word="false" fo:text-indent="0in" style:auto-text-indent="false" fo:background-color="transparent"/>
      <style:text-properties fo:font-size="14pt" fo:language="uk" fo:country="UA" style:text-underline-style="solid" style:text-underline-width="auto" style:text-underline-color="font-color" fo:font-weight="bold" officeooo:rsid="000131b8" officeooo:paragraph-rsid="000131b8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1pt" style:text-underline-style="none" fo:font-weight="normal" officeooo:rsid="000131b8" officeooo:paragraph-rsid="000131b8" style:font-size-asian="9.60000038146973pt" style:font-weight-asian="normal" style:font-size-complex="11pt" style:font-weight-complex="normal"/>
    </style:style>
    <style:style style:name="P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1pt" style:text-underline-style="none" fo:font-weight="normal" officeooo:rsid="000131b8" officeooo:paragraph-rsid="0006bcda" style:font-size-asian="9.60000038146973pt" style:font-weight-asian="normal" style:font-size-complex="11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1pt" fo:language="uk" fo:country="UA" style:text-underline-style="none" fo:font-weight="normal" officeooo:rsid="000131b8" officeooo:paragraph-rsid="000131b8" style:font-size-asian="9.60000038146973pt" style:font-weight-asian="normal" style:font-size-complex="11pt" style:font-weight-complex="normal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fo:font-size="11pt" fo:language="uk" fo:country="UA" style:text-underline-style="none" fo:font-weight="normal" officeooo:rsid="000131b8" officeooo:paragraph-rsid="000131b8" style:font-size-asian="9.60000038146973pt" style:font-weight-asian="normal" style:font-size-complex="11pt" style:font-weight-complex="normal"/>
    </style:style>
    <style:style style:name="P8" style:family="paragraph" style:parent-style-name="Text_20_body">
      <loext:graphic-properties draw:fill="none"/>
      <style:paragraph-properties fo:margin-left="0in" fo:margin-right="-0.0618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1pt" fo:language="uk" fo:country="UA" style:text-underline-style="none" fo:font-weight="normal" officeooo:rsid="000131b8" officeooo:paragraph-rsid="00039f15" style:font-size-asian="9.60000038146973pt" style:font-weight-asian="normal" style:font-size-complex="11pt" style:font-weight-complex="normal"/>
    </style:style>
    <style:style style:name="P9" style:family="paragraph" style:parent-style-name="Text_20_body">
      <style:paragraph-properties fo:margin-top="0in" fo:margin-bottom="0in" style:contextual-spacing="false" fo:line-height="115%" fo:text-align="start" style:justify-single-word="false"/>
      <style:text-properties fo:font-size="11pt" fo:language="uk" fo:country="UA" style:text-underline-style="none" fo:font-weight="normal" officeooo:rsid="000131b8" officeooo:paragraph-rsid="0006bcda" style:font-size-asian="9.60000038146973pt" style:font-weight-asian="normal" style:font-size-complex="11pt" style:font-weight-complex="normal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1pt" fo:language="uk" fo:country="UA" style:text-underline-style="none" fo:font-weight="normal" officeooo:rsid="00039f15" officeooo:paragraph-rsid="00039f15" style:font-size-asian="9.60000038146973pt" style:font-weight-asian="normal" style:font-size-complex="11pt" style:font-weight-complex="normal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1pt" style:text-underline-style="none" fo:font-weight="normal" officeooo:rsid="000131b8" officeooo:paragraph-rsid="000131b8" style:font-size-asian="9.60000038146973pt" style:font-weight-asian="normal" style:font-size-complex="11pt" style:font-weight-complex="normal"/>
    </style:style>
    <style:style style:name="P12" style:family="paragraph" style:parent-style-name="Text_20_body">
      <loext:graphic-properties draw:fill="none"/>
      <style:paragraph-properties fo:margin-left="0in" fo:margin-right="-0.0618in" fo:margin-top="0in" fo:margin-bottom="0in" style:contextual-spacing="false" fo:line-height="115%" fo:text-align="start" style:justify-single-word="false" fo:text-indent="0in" style:auto-text-indent="false" fo:break-before="page" fo:background-color="transparent"/>
      <style:text-properties fo:font-size="11pt" style:text-underline-style="none" fo:font-weight="normal" officeooo:rsid="000131b8" officeooo:paragraph-rsid="00039f15" style:font-size-asian="9.60000038146973pt" style:font-weight-asian="normal" style:font-size-complex="11pt" style:font-weight-complex="normal"/>
    </style:style>
    <style:style style:name="P1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1pt" style:text-underline-style="none" fo:font-weight="normal" officeooo:rsid="00039f15" officeooo:paragraph-rsid="00039f15" style:font-size-asian="9.60000038146973pt" style:font-weight-asian="normal" style:font-size-complex="11pt" style:font-weight-complex="normal"/>
    </style:style>
    <style:style style:name="T1" style:family="text">
      <style:text-properties fo:language="uk" fo:country="U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ar Hiring Manager,</text:p>
      <text:p text:style-name="P4"/>
      <text:p text:style-name="P4">I am writing to express my interest in the Front-End Developer position at your company. With over 7 years of experience in the field, I am confident in my ability to make significant contributions to your team.</text:p>
      <text:p text:style-name="P4"/>
      <text:p text:style-name="P4">Throughout my career, I have gained a strong understanding of web development best practices and have honed my skills in JavaScript, React, Redux, TypeScript, SQLite, Node.js. I am also well-versed in responsive design, cross-browser compatibility, and accessibility standards.</text:p>
      <text:p text:style-name="P4"/>
      <text:p text:style-name="P4">I have a proven track record of delivering high-quality, user-friendly interfaces for various web applications, CRM systems and admin panels. My experience includes leading a small team of developers, providing guidance and mentorship to help them improve their skills and deliver high-quality work. I also have experience working with web analytics, and optimization tools to improve website performance and user engagement.</text:p>
      <text:p text:style-name="P4"/>
      <text:p text:style-name="P4">I am excited about the opportunity to bring my experience and skills to your company and work with your team to create innovative, user-centered solutions. I am confident that I can help your company achieve its goals, and I look forward to the opportunity to speak with you further about how I can contribute to your team.</text:p>
      <text:p text:style-name="P4"/>
      <text:p text:style-name="P5">Please find a more detailed version of my resume and portfolio samples here:</text:p>
      <text:p text:style-name="P5">https://bogdan-sokolovskyi.github.io</text:p>
      <text:p text:style-name="P4"/>
      <text:p text:style-name="P4">Thank you for your consideration, and I look forward to hearing from you soon.</text:p>
      <text:p text:style-name="P4"/>
      <text:p text:style-name="P4">Sincerely,</text:p>
      <text:p text:style-name="P13">Bogdan</text:p>
      <text:p text:style-name="P12"><text:span text:style-name="T1">Шановний менеджер з найму!</text:span></text:p>
      <text:p text:style-name="P1"/>
      <text:p text:style-name="P7">Я пишу, щоб висловити свою зацікавленість у позиції фронтенд-розробника у вашій компанії. Маючи понад 7 років досвіду роботи в галузі, я впевнений у своїй здатності зробити значний внесок у вашу команду.</text:p>
      <text:p text:style-name="P4"/>
      <text:p text:style-name="P7">Протягом своєї кар’єри я отримав глибоке розуміння найкращих практик веб-розробки та відточив свої навички в JavaScript, React, Redux, TypeScript, SQLite, Node.js. Я також добре знаю адаптивний дизайн, кросбраузерну сумісність і стандарти доступності.</text:p>
      <text:p text:style-name="P4"/>
      <text:p text:style-name="P7">У мене є перевірений досвід надання високоякісних, зручних інтерфейсів для різних веб-додатків, систем CRM і панелей адміністратора. Мій досвід включає керівництво невеликою командою розробників, надання вказівок і наставництва, щоб допомогти їм покращити свої навички та виконати високоякісну роботу. Я також маю досвід роботи з веб-аналітикою та інструментами оптимізації для покращення ефективності веб-сайту та залучення користувачів.</text:p>
      <text:p text:style-name="P4"/>
      <text:p text:style-name="P7">Я радий можливості використати свій досвід і навички у вашій компанії та працювати з вашою командою над створенням інноваційних рішень, орієнтованих на користувача. Я впевнений, що зможу допомогти вашій компанії досягти її цілей, і з нетерпінням чекаю на можливість поговорити з вами про те, як я можу зробити внесок у вашу команду.</text:p>
      <text:p text:style-name="P7"/>
      <text:p text:style-name="P9">Більш детальну версію мого резюме та приклади портфоліо можна знайти тут:</text:p>
      <text:p text:style-name="P9">https://bogdan-sokolovskyi.github.io</text:p>
      <text:p text:style-name="P4"/>
      <text:p text:style-name="P7">Дякуємо за вашу увагу, і я з нетерпінням чекаю почути від вас найближчим часом.</text:p>
      <text:p text:style-name="P4"/>
      <text:p text:style-name="P7">З повагою,</text:p>
      <text:p text:style-name="P10">Богдан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23:00:17.378665520</meta:creation-date>
    <dc:date>2023-01-21T00:03:52.786854312</dc:date>
    <meta:editing-duration>PT14M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429" meta:character-count="2916" meta:non-whitespace-character-count="2507"/>
  </office:meta>
</office:document-meta>
</file>